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itle" style:master-page-name="Standard">
      <style:paragraph-properties fo:text-align="center" style:justify-single-word="false" style:page-number="1"/>
    </style:style>
    <style:style style:name="P2" style:family="paragraph" style:parent-style-name="normal">
      <style:text-properties style:font-name="Google Sans" fo:font-size="12pt" style:font-name-asian="Google Sans1" style:font-size-asian="12pt" style:font-name-complex="Google Sans1" style:font-size-complex="12pt"/>
    </style:style>
    <style:style style:name="P3" style:family="paragraph" style:parent-style-name="normal" style:list-style-name="WWNum1">
      <style:paragraph-properties fo:margin-left="0.5in" fo:margin-right="0in" fo:text-indent="-0.25in" style:auto-text-indent="false"/>
    </style:style>
    <style:style style:name="P4" style:family="paragraph" style:parent-style-name="normal" style:list-style-name="WWNum2">
      <style:paragraph-properties fo:margin-left="0.5in" fo:margin-right="0in" fo:text-indent="-0.25in" style:auto-text-indent="false"/>
    </style:style>
    <style:style style:name="P5" style:family="paragraph">
      <loext:graphic-properties draw:fill="none"/>
      <style:paragraph-properties fo:text-align="start"/>
      <style:text-properties fo:font-size="18pt"/>
    </style:style>
    <style:style style:name="T1" style:family="text">
      <style:text-properties fo:color="#3c78d8" loext:opacity="100%" style:font-name="Google Sans" fo:font-weight="bold" style:font-name-asian="Google Sans1" style:font-weight-asian="bold" style:font-name-complex="Google Sans1"/>
    </style:style>
    <style:style style:name="T2" style:family="text">
      <style:text-properties style:font-name="Google Sans" fo:font-size="12pt" fo:font-weight="bold" style:font-name-asian="Google Sans1" style:font-size-asian="12pt" style:font-weight-asian="bold" style:font-name-complex="Google Sans1" style:font-size-complex="12pt"/>
    </style:style>
    <style:style style:name="T3" style:family="text">
      <style:text-properties style:font-name="Google Sans" fo:font-size="12pt" style:font-name-asian="Google Sans1" style:font-size-asian="12pt" style:font-name-complex="Google Sans1" style:font-size-complex="12pt"/>
    </style:style>
    <style:style style:name="T4" style:family="text">
      <style:text-properties style:font-name="Google Sans" fo:font-size="12pt" fo:font-style="italic" style:font-name-asian="Google Sans1" style:font-size-asian="12pt" style:font-style-asian="italic" style:font-name-complex="Google Sans1" style:font-size-complex="12pt"/>
    </style:style>
    <style:style style:name="T5" style:family="text">
      <style:text-properties style:font-name="Google Sans" style:font-name-asian="Google Sans1" style:font-name-complex="Google Sans1"/>
    </style:style>
    <style:style style:name="T6" style:family="text">
      <style:text-properties fo:color="#ffff00" loext:opacity="100%" style:font-name="Google Sans" fo:font-size="12pt" fo:font-weight="bold" style:font-name-asian="Google Sans1" style:font-size-asian="12pt" style:font-weight-asian="bold" style:font-name-complex="Google Sans1" style:font-size-complex="12pt"/>
    </style:style>
    <style:style style:name="T7" style:family="text">
      <style:text-properties fo:color="#434343" loext:opacity="100%" style:font-name="Google Sans" fo:font-size="12pt" fo:font-weight="bold" style:font-name-asian="Google Sans1" style:font-size-asian="12pt" style:font-weight-asian="bold" style:font-name-complex="Google Sans1" style:font-size-complex="12pt"/>
    </style:style>
    <style:style style:name="T8" style:family="text">
      <style:text-properties fo:color="#434343" loext:opacity="100%" style:font-name="Google Sans" fo:font-size="12pt" style:font-name-asian="Google Sans1" style:font-size-asian="12pt" style:font-name-complex="Google Sans1" style:font-size-complex="12pt"/>
    </style:style>
    <style:style style:name="T9" style:family="text">
      <style:text-properties fo:color="#434343" loext:opacity="100%" style:font-name="Google Sans" fo:font-size="12pt" fo:font-style="italic" style:font-name-asian="Google Sans1" style:font-size-asian="12pt" style:font-style-asian="italic" style:font-name-complex="Google Sans1" style:font-size-complex="12pt"/>
    </style:style>
    <style:style style:name="T10" style:family="text">
      <style:text-properties fo:color="#cc0000" loext:opacity="100%" style:font-name="Google Sans" fo:font-size="12pt" style:font-name-asian="Google Sans1" style:font-size-asian="12pt" style:font-name-complex="Google Sans1" style:font-size-complex="12pt"/>
    </style:style>
    <style:style style:name="T11" style:family="text">
      <style:text-properties fo:color="#1155cc" loext:opacity="100%" style:font-name="Google Sans" fo:font-size="12pt" fo:font-style="italic" style:text-underline-style="solid" style:text-underline-width="auto" style:text-underline-color="font-color" style:font-name-asian="Google Sans1" style:font-size-asian="12pt" style:font-style-asian="italic" style:font-name-complex="Google Sans1" style:font-size-complex="12pt"/>
    </style:style>
    <style:style style:name="gr1" style:family="graphic">
      <style:graphic-properties draw:stroke="solid" svg:stroke-width="0.0209in" svg:stroke-color="#00ff00" draw:stroke-linejoin="round" svg:stroke-linecap="butt" draw:fill="none" draw:textarea-vertical-align="top" draw:auto-grow-height="false" fo:min-height="0in" fo:min-width="6.3028in" fo:padding-top="0.0492in" fo:padding-bottom="0.0492in" fo:padding-left="0.0984in" fo:padding-right="0.0984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solid" svg:stroke-width="0.0209in" svg:stroke-color="#ffff00" draw:stroke-linejoin="round" svg:stroke-linecap="butt" draw:fill="none" draw:textarea-vertical-align="top" draw:auto-grow-height="false" fo:min-height="0in" fo:min-width="6.3028in" fo:padding-top="0.0492in" fo:padding-bottom="0.0492in" fo:padding-left="0.0984in" fo:padding-right="0.0984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solid" svg:stroke-width="0.0209in" svg:stroke-color="#cc0000" draw:stroke-linejoin="round" svg:stroke-linecap="butt" draw:fill="none" draw:textarea-vertical-align="top" draw:auto-grow-height="false" fo:min-height="0in" fo:min-width="6.3028in" fo:padding-top="0.0492in" fo:padding-bottom="0.0492in" fo:padding-left="0.0984in" fo:padding-right="0.0984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kuduxtw0qwid"/><text:span text:style-name="T1">Botium Toys: Audit scope and goals </text:span></text:p>
      <text:p text:style-name="normal"><draw:custom-shape text:anchor-type="as-char" draw:z-index="0" draw:name="Shape1" draw:style-name="gr3" draw:text-style-name="P5" svg:width="6.5004in" svg:height="0.0142in"><text:p/><draw:enhanced-geometry draw:mirror-horizontal="false" draw:mirror-vertical="false" svg:viewBox="0 0 21600 21600" draw:type="mso-spt32" draw:enhanced-path="M 0 0 L 21600 21600 N"/></draw:custom-shape></text:p>
      <text:p text:style-name="P2"/>
      <text:p text:style-name="Subtitle"><text:bookmark text:name="_4q1j0hy1hegf"/><text:span text:style-name="T7">Summary:</text:span><text:span text:style-name="T8"> Perform an audit of Botium Toys’ cybersecurity program. The audit needs to align current business practices with industry standards and best practices. The audit is meant to provide mitigation recommendations for vulnerabilities found that are classified as “high risk,” and present an overall strategy for improving the security posture of the organization. The audit team needs to document their findings, provide remediation plans and efforts, and communicate with stakeholders.</text:span></text:p>
      <text:p text:style-name="normal"><draw:custom-shape text:anchor-type="as-char" draw:z-index="1" draw:name="Shape2" draw:style-name="gr2" draw:text-style-name="P5" svg:width="6.5004in" svg:height="0.0157in"><text:p/><draw:enhanced-geometry draw:mirror-horizontal="false" draw:mirror-vertical="false" svg:viewBox="0 0 21600 21600" draw:type="mso-spt32" draw:enhanced-path="M 0 0 L 21600 21600 N"/></draw:custom-shape></text:p>
      <text:p text:style-name="Subtitle"><text:bookmark text:name="_5amnjv9mhbsx"/><text:span text:style-name="T7">Scope: </text:span><text:span text:style-name="T8">(</text:span><text:span text:style-name="T9">To understand the audit scope, review the </text:span><text:a xlink:type="simple" xlink:href="https://www.coursera.org/learn/cyber-c2/supplement/I8hEO/security-audits" text:style-name="Default_20_Style" text:visited-style-name="Default_20_Style"><text:span text:style-name="T11">security audit</text:span></text:a><text:span text:style-name="T9"> reading. Note that the scope is not constant from audit to audit. However, once the scope of the audit is clearly defined, only items within scope should be audited. In this scenario, the scope is defined as the entire security program at Botium Toys. This means all assets need to be assessed alongside internal processes and procedures</text:span><text:span text:style-name="T8">).</text:span></text:p>
      <text:p text:style-name="normal"><text:span text:style-name="T3">Botium Toys internal IT audit will assess the following:</text:span></text:p>
      <text:list xml:id="list1871281895" text:style-name="WWNum1">
        <text:list-item>
          <text:p text:style-name="P3"><text:span text:style-name="T3">Current user permissions set in the following systems: accounting, end point detection, firewalls, intrusion detection system, security information and event management (SIEM) tool.</text:span></text:p>
        </text:list-item>
        <text:list-item>
          <text:p text:style-name="P3"><text:span text:style-name="T3">Current implemented controls in the following systems: accounting, end point detection, firewalls, intrusion detection system, Security Information and Event Management (SIEM) tool.</text:span></text:p>
        </text:list-item>
        <text:list-item>
          <text:p text:style-name="P3"><text:span text:style-name="T3">Current procedures and protocols set for the following systems: accounting, end point detection, firewall, intrusion detection system, Security Information and Event Management (SIEM) tool.</text:span></text:p>
        </text:list-item>
        <text:list-item>
          <text:p text:style-name="P3"><text:span text:style-name="T3">Ensure current user permissions, controls, procedures, and protocols in place align with necessary compliance requirements.</text:span></text:p>
        </text:list-item>
        <text:list-item>
          <text:p text:style-name="P3"><text:span text:style-name="T3">Ensure current technology is accounted for. Both hardware and system access.</text:span></text:p>
        </text:list-item>
      </text:list>
      <text:p text:style-name="Subtitle"><text:bookmark text:name="_17mak1awllyh"/><text:soft-page-break/><draw:custom-shape text:anchor-type="as-char" draw:z-index="2" draw:name="Shape3" draw:style-name="gr1" draw:text-style-name="P5" svg:width="6.5004in" svg:height="0.0161in"><text:p/><draw:enhanced-geometry draw:mirror-horizontal="false" draw:mirror-vertical="false" svg:viewBox="0 0 21600 21600" draw:type="mso-spt32" draw:enhanced-path="M 0 0 L 21600 21600 N"/></draw:custom-shape><text:span text:style-name="T2"><text:s/></text:span><text:span text:style-name="T3"><text:s/></text:span></text:p>
      <text:p text:style-name="Subtitle"><text:bookmark text:name="_7r1tjwtwsswm"/><text:span text:style-name="T2">Goals:</text:span><text:span text:style-name="T3"> (</text:span><text:span text:style-name="T4">The goal of an audit is the desired deliverables or outcomes. The goal of an audit can be to achieve compliance, to identify weaknesses or vulnerabilities within an organization, and/or to understand failures in processes and procedures and correct them. In this scenario, the IT manager set the goals. He is expecting a report of the current security posture of the organization and recommendations for improving the security posture of the organization, as well as justification to hire additional cybersecurity personnel.)</text:span></text:p>
      <text:p text:style-name="normal"><text:span text:style-name="T3">The goals for Botium Toys’ internal IT audit are:</text:span></text:p>
      <text:list xml:id="list4271832458" text:style-name="WWNum2">
        <text:list-item>
          <text:p text:style-name="P4"><text:span text:style-name="T3">To adhere to the National Institute of Standards and Technology Cybersecurity Framework (NIST CSF) </text:span></text:p>
        </text:list-item>
        <text:list-item>
          <text:p text:style-name="P4"><text:span text:style-name="T3">Establish a better process for their systems to ensure they are compliant </text:span></text:p>
        </text:list-item>
        <text:list-item>
          <text:p text:style-name="P4"><text:span text:style-name="T3">Fortify system controls</text:span></text:p>
        </text:list-item>
        <text:list-item>
          <text:p text:style-name="P4"><text:span text:style-name="T3">Implement the concept of least permissions when it comes to user credential management </text:span></text:p>
        </text:list-item>
        <text:list-item>
          <text:p text:style-name="P4"><text:span text:style-name="T3">Establish their policies and procedures, which includes their playbooks </text:span></text:p>
        </text:list-item>
        <text:list-item>
          <text:p text:style-name="P4"><text:span text:style-name="T3">Ensure they are meeting compliance requirements </text:span></text:p>
        </text:list-item>
      </text:list>
      <text:p text:style-name="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0" meta:image-count="0" meta:object-count="0" meta:page-count="2" meta:paragraph-count="20" meta:word-count="406" meta:character-count="2733" meta:non-whitespace-character-count="2347"/>
    <meta:generator>LibreOffice/7.3.7.2$Linux_X86_64 LibreOffice_project/30$Build-2</meta:generator>
  </office:meta>
</office:document-meta>
</file>